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cm" svg:stroke-color="#000000" draw:marker-start-width="0.35cm" draw:marker-end-width="0.35cm" draw:fill="solid" draw:fill-color="#e6ff00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svg:stroke-color="#000000" draw:marker-start-width="0.35cm" draw:marker-end-width="0.35cm" draw:fill="solid" draw:fill-color="#00dc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cm" svg:stroke-color="#000000" draw:marker-start-width="0.35cm" draw:marker-end-width="0.35cm" draw:fill="solid" draw:fill-color="#23ff2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35cm" draw:marker-end-width="0.35cm" draw:fill="solid" draw:fill-color="#e6e6ff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-width="0.35cm" draw:marker-end-width="0.35cm" draw:fill="solid" draw:fill-color="#ff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5cm" svg:height="3cm" svg:x="1.5cm" svg:y="6cm">
          <text:p text:style-name="P1"><text:span text:style-name="T1">KONECT-Toolbox</text:span></text:p>
          <text:p text:style-name="P1"><text:span text:style-name="T2">Matlab library for </text:span></text:p>
          <text:p text:style-name="P1"><text:span text:style-name="T2">network analysi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9cm" svg:y1="10.5cm" svg:x2="19cm" svg:y2="9cm">
          <text:p/>
        </draw:line>
        <draw:custom-shape draw:style-name="gr3" draw:text-style-name="P1" draw:layer="layout" svg:width="12cm" svg:height="3cm" svg:x="12.5cm" svg:y="6cm">
          <text:p text:style-name="P1"><text:span text:style-name="T3">KONECT-Analysis</text:span></text:p>
          <text:p text:style-name="P1">Network analysis test bed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6cm" svg:y1="10.5cm" svg:x2="6cm" svg:y2="9cm">
          <text:p/>
        </draw:line>
        <draw:line draw:style-name="gr2" draw:text-style-name="P1" draw:layer="layout" svg:x1="11cm" svg:y1="7.5cm" svg:x2="12.5cm" svg:y2="7.5cm">
          <text:p/>
        </draw:line>
        <draw:custom-shape draw:style-name="gr4" draw:text-style-name="P1" draw:layer="layout" svg:width="9.5cm" svg:height="3cm" svg:x="15cm" svg:y="1.5cm">
          <text:p text:style-name="P1"><text:span text:style-name="T3">KONECT-WWW</text:span></text:p>
          <text:p text:style-name="P1">WWW interface layer for</text:p>
          <text:p text:style-name="P1">presentation and explor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19cm" svg:y1="6cm" svg:x2="19cm" svg:y2="4.5cm">
          <text:p/>
        </draw:line>
        <draw:custom-shape draw:style-name="gr5" draw:text-style-name="P2" draw:layer="layout" svg:width="23cm" svg:height="4cm" svg:x="1.501cm" svg:y="10.501cm">
          <text:p text:style-name="P1"><text:span text:style-name="T1">KONECT Datasets</text:span></text:p>
          <text:p text:style-name="P1"><text:span text:style-name="T2">1,200+ network dataset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1" draw:layer="layout" svg:width="19cm" svg:height="3cm" svg:x="4.001cm" svg:y="16.026cm">
          <text:p text:style-name="P1"><text:span text:style-name="T3">KONECT-Extr</text:span></text:p>
          <text:p text:style-name="P1">Dataset crawling, extraction, transformation,</text:p>
          <text:p text:style-name="P1">and cleanup library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line draw:style-name="gr2" draw:text-style-name="P1" draw:layer="layout" svg:x1="13.401cm" svg:y1="16.026cm" svg:x2="13.401cm" svg:y2="14.526cm">
          <text:p/>
        </draw:lin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érôme Kunegis</meta:initial-creator>
    <meta:creation-date>2014-10-08T11:11:27</meta:creation-date>
    <meta:editing-duration>PT21M14S</meta:editing-duration>
    <meta:editing-cycles>17</meta:editing-cycles>
    <dc:date>2017-11-09T17:21:44.484447826</dc:date>
    <meta:generator>LibreOffice/4.2.8.2$Linux_x86 LibreOffice_project/420m0$Build-2</meta:generator>
    <meta:document-statistic meta:object-count="33"/>
  </office:meta>
</office:document-meta>
</file>